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A000000016DE1EE801B0E5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line-height="100%"/>
      <style:text-properties fo:language="en" fo:country="GB"/>
    </style:style>
    <style:style style:name="P4" style:family="paragraph" style:parent-style-name="Standard">
      <style:paragraph-properties fo:line-height="100%"/>
      <style:text-properties fo:language="en" fo:country="GB" officeooo:paragraph-rsid="00084e66"/>
    </style:style>
    <style:style style:name="P5" style:family="paragraph" style:parent-style-name="Standard">
      <style:paragraph-properties fo:line-height="100%" fo:text-align="center" style:justify-single-word="false"/>
      <style:text-properties fo:language="en" fo:country="GB" officeooo:paragraph-rsid="000b2bf3"/>
    </style:style>
    <style:style style:name="P6" style:family="paragraph" style:parent-style-name="Standard">
      <style:paragraph-properties fo:line-height="150%"/>
      <style:text-properties fo:language="en" fo:country="GB"/>
    </style:style>
    <style:style style:name="P7" style:family="paragraph" style:parent-style-name="Standard">
      <style:paragraph-properties fo:line-height="150%"/>
      <style:text-properties fo:language="en" fo:country="GB" officeooo:paragraph-rsid="00084e66"/>
    </style:style>
    <style:style style:name="P8" style:family="paragraph" style:parent-style-name="Standard">
      <style:text-properties fo:language="en" fo:country="GB" officeooo:paragraph-rsid="000b2bf3"/>
    </style:style>
    <style:style style:name="P9" style:family="paragraph" style:parent-style-name="Standard">
      <style:paragraph-properties fo:line-height="100%" fo:text-align="end" style:justify-single-word="false">
        <style:tab-stops>
          <style:tab-stop style:position="2.858cm"/>
        </style:tab-stops>
      </style:paragraph-properties>
      <style:text-properties fo:font-size="14pt" fo:language="en" fo:country="GB" officeooo:paragraph-rsid="000b2bf3" style:font-size-asian="14pt" style:font-size-complex="14pt"/>
    </style:style>
    <style:style style:name="P10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" fo:font-size="12pt" fo:language="en" fo:country="GB" style:font-name-asian="Calibri" style:font-size-asian="12pt" style:font-name-complex="Calibri" style:font-size-complex="12pt"/>
    </style:style>
    <style:style style:name="P11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Calibri" fo:font-size="12pt" fo:language="en" fo:country="GB" officeooo:paragraph-rsid="00084e66" style:font-name-asian="Calibri" style:font-size-asian="12pt" style:font-name-complex="Calibri" style:font-size-complex="12pt"/>
    </style:style>
    <style:style style:name="P12" style:family="paragraph" style:parent-style-name="Standard">
      <style:paragraph-properties fo:margin-left="2.858cm" fo:margin-right="0cm" fo:line-height="100%" fo:text-indent="-2.858cm" style:auto-text-indent="false"/>
      <style:text-properties fo:language="en" fo:country="GB"/>
    </style:style>
    <style:style style:name="P13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language="en" fo:country="GB" officeooo:paragraph-rsid="00084e66"/>
    </style:style>
    <style:style style:name="P14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language="en" fo:country="GB" officeooo:paragraph-rsid="000b2bf3"/>
    </style:style>
    <style:style style:name="P15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84e66"/>
    </style:style>
    <style:style style:name="P16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a114e"/>
    </style:style>
    <style:style style:name="P17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b2bf3"/>
    </style:style>
    <style:style style:name="P18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c36c2"/>
    </style:style>
    <style:style style:name="P19" style:family="paragraph" style:parent-style-name="Standard">
      <style:paragraph-properties fo:margin-left="2.858cm" fo:margin-right="0cm" fo:margin-top="0cm" fo:margin-bottom="0cm" loext:contextual-spacing="false" fo:line-height="115%" fo:text-indent="-2.858cm" style:auto-text-indent="false"/>
      <style:text-properties fo:language="en" fo:country="GB"/>
    </style:style>
    <style:style style:name="P20" style:family="paragraph" style:parent-style-name="Standard">
      <style:paragraph-properties fo:margin-left="2.858cm" fo:margin-right="0cm" fo:margin-top="0cm" fo:margin-bottom="0cm" loext:contextual-spacing="false" fo:line-height="115%" fo:text-indent="-2.858cm" style:auto-text-indent="false"/>
      <style:text-properties fo:language="en" fo:country="GB" officeooo:paragraph-rsid="000fadbc"/>
    </style:style>
    <style:style style:name="P21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fo:language="en" fo:country="GB" officeooo:paragraph-rsid="000c36c2"/>
    </style:style>
    <style:style style:name="P22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language="en" fo:country="GB" officeooo:paragraph-rsid="000b035e"/>
    </style:style>
    <style:style style:name="P23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language="en" fo:country="GB" officeooo:paragraph-rsid="000b2bf3"/>
    </style:style>
    <style:style style:name="P24" style:family="paragraph" style:parent-style-name="Standard" style:master-page-name="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  <style:text-properties fo:language="en" fo:country="GB" officeooo:paragraph-rsid="000b035e"/>
    </style:style>
    <style:style style:name="P25" style:family="paragraph" style:parent-style-name="Standard" style:master-page-name="">
      <style:paragraph-properties style:page-number="auto" fo:break-before="auto" fo:break-after="auto"/>
      <style:text-properties fo:language="en" fo:country="GB" officeooo:paragraph-rsid="000b2bf3"/>
    </style:style>
    <style:style style:name="P26" style:family="paragraph" style:parent-style-name="Standard" style:master-page-name="">
      <style:paragraph-properties style:page-number="auto" fo:break-before="auto" fo:break-after="auto"/>
      <style:text-properties fo:language="en" fo:country="GB" officeooo:paragraph-rsid="000b2bf3"/>
    </style:style>
    <style:style style:name="P27" style:family="paragraph" style:parent-style-name="Header_20_left">
      <style:text-properties fo:language="en" fo:country="GB"/>
    </style:style>
    <style:style style:name="T1" style:family="text">
      <style:text-properties style:font-name="Calibri" fo:font-size="36pt" fo:font-weight="bold" style:font-name-asian="Calibri" style:font-size-asian="36pt" style:font-weight-asian="bold" style:font-name-complex="Calibri" style:font-size-complex="36pt" style:font-weight-complex="bold"/>
    </style:style>
    <style:style style:name="T2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3" style:family="text">
      <style:text-properties fo:color="#444444" style:font-name="Calibri" fo:font-size="36pt" fo:font-weight="bold" officeooo:rsid="00084e66" style:font-name-asian="Calibri" style:font-size-asian="36pt" style:font-weight-asian="bold" style:font-name-complex="Calibri" style:font-size-complex="36pt" style:font-weight-complex="bold"/>
    </style:style>
    <style:style style:name="T4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444444" style:font-name="Calibri" fo:font-size="12pt" officeooo:rsid="00084e66" style:font-name-asian="Calibri" style:font-size-asian="12pt" style:font-name-complex="Calibri" style:font-size-complex="12pt"/>
    </style:style>
    <style:style style:name="T6" style:family="text">
      <style:text-properties fo:color="#444444" style:font-name="Calibri" fo:font-size="12pt" officeooo:rsid="000a114e" style:font-name-asian="Calibri" style:font-size-asian="12pt" style:font-name-complex="Calibri" style:font-size-complex="12pt"/>
    </style:style>
    <style:style style:name="T7" style:family="text"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444444" style:font-name="Calibri" fo:font-size="12pt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444444" style:font-name="Calibri" fo:font-size="12pt" fo:font-weight="normal" officeooo:rsid="000c36c2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444444" style:font-name="Calibri" fo:font-size="12pt" fo:language="cs" fo:country="CZ" fo:font-weight="normal" officeooo:rsid="000e2aa1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444444" style:font-name="Calibri" fo:font-size="12pt" fo:language="cs" fo:country="CZ" fo:font-weight="normal" officeooo:rsid="000fadbc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444444" style:font-name="Calibri" fo:font-size="14pt" fo:font-weight="bold" officeooo:rsid="00084e66" style:font-name-asian="Calibri" style:font-size-asian="14pt" style:font-weight-asian="bold" style:font-name-complex="Calibri" style:font-size-complex="14pt" style:font-weight-complex="bold"/>
    </style:style>
    <style:style style:name="T13" style:family="text">
      <style:text-properties fo:color="#444444" style:font-name="Calibri" fo:font-size="14pt" fo:font-weight="bold" officeooo:rsid="000b035e" style:font-name-asian="Calibri" style:font-size-asian="14pt" style:font-weight-asian="bold" style:font-name-complex="Calibri" style:font-size-complex="14pt" style:font-weight-complex="bold"/>
    </style:style>
    <style:style style:name="T14" style:family="text">
      <style:text-properties fo:color="#444444" style:font-name="Calibri" fo:font-weight="bold" officeooo:rsid="00084e66" style:font-name-asian="Calibri" style:font-weight-asian="bold" style:font-name-complex="Calibri" style:font-weight-complex="bold"/>
    </style:style>
    <style:style style:name="T15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84e66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6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a114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b2bf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8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c36c2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e2aa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0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a114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1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b035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2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84e66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3" style:family="text">
      <style:text-properties fo:color="#444444" style:text-line-through-style="none" style:text-line-through-type="none" style:font-name="Calibri" fo:font-size="12pt" fo:language="cs" fo:country="CZ" fo:font-style="normal" style:text-underline-style="none" fo:font-weight="normal" officeooo:rsid="000c36c2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" style:family="text">
      <style:text-properties fo:color="#444444" style:text-line-through-style="none" style:text-line-through-type="none" style:font-name="Calibri" fo:font-size="12pt" fo:language="cs" fo:country="CZ" fo:font-style="normal" style:text-underline-style="none" fo:font-weight="normal" officeooo:rsid="000e2aa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5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84e66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6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a114e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7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b035e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8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b2bf3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9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c36c2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0" style:family="text">
      <style:text-properties fo:color="#3d85c6"/>
    </style:style>
    <style:style style:name="T31" style:family="text">
      <style:text-properties fo:color="#3d85c6" style:font-name="Calibri" fo:font-size="36pt" fo:font-weight="bold" officeooo:rsid="00084e66" style:font-name-asian="Calibri" style:font-size-asian="36pt" style:font-weight-asian="bold" style:font-name-complex="Calibri" style:font-size-complex="36pt" style:font-weight-complex="bold"/>
    </style:style>
    <style:style style:name="T32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33" style:family="text">
      <style:text-properties fo:color="#3d85c6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4" style:family="text">
      <style:text-properties fo:color="#3d85c6" style:font-name="Calibri" fo:font-size="12pt" fo:font-weight="bold" officeooo:rsid="000b2bf3" style:font-name-asian="Calibri" style:font-size-asian="12pt" style:font-weight-asian="bold" style:font-name-complex="Calibri" style:font-size-complex="12pt" style:font-weight-complex="bold"/>
    </style:style>
    <style:style style:name="T35" style:family="text">
      <style:text-properties fo:color="#3d85c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36" style:family="text">
      <style:text-properties fo:color="#3d85c6" style:font-name="Calibri" fo:font-size="12pt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37" style:family="text">
      <style:text-properties fo:color="#3d85c6" style:font-name="Calibri" fo:font-size="12pt" fo:font-weight="normal" officeooo:rsid="000b035e" style:font-name-asian="Calibri" style:font-size-asian="12pt" style:font-weight-asian="normal" style:font-name-complex="Calibri" style:font-size-complex="12pt" style:font-weight-complex="normal"/>
    </style:style>
    <style:style style:name="T38" style:family="text">
      <style:text-properties fo:color="#3d85c6" style:font-name="Calibri" fo:font-weight="bold" officeooo:rsid="00084e66" style:font-name-asian="Calibri" style:font-weight-asian="bold" style:font-name-complex="Calibri" style:font-weight-complex="bold"/>
    </style:style>
    <style:style style:name="T39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40" style:family="text">
      <style:text-properties fo:color="#999999" style:font-name="Calibri" fo:font-size="10pt" officeooo:rsid="00084e66" style:font-name-asian="Calibri" style:font-size-asian="10pt" style:font-name-complex="Calibri" style:font-size-complex="10pt"/>
    </style:style>
    <style:style style:name="T41" style:family="text">
      <style:text-properties fo:color="#999999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42" style:family="text">
      <style:text-properties fo:color="#999999" style:font-name="Calibri" fo:font-size="10pt" fo:font-weight="bold" officeooo:rsid="00084e66" style:font-name-asian="Calibri" style:font-size-asian="10pt" style:font-weight-asian="bold" style:font-name-complex="Calibri" style:font-size-complex="10pt" style:font-weight-complex="bold"/>
    </style:style>
    <style:style style:name="T43" style:family="text">
      <style:text-properties fo:color="#999999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44" style:family="text">
      <style:text-properties fo:color="#999999" style:font-name="Calibri" fo:font-size="10pt" fo:font-weight="normal" officeooo:rsid="00084e66" style:font-name-asian="Calibri" style:font-size-asian="10pt" style:font-weight-asian="normal" style:font-name-complex="Calibri" style:font-size-complex="10pt" style:font-weight-complex="normal"/>
    </style:style>
    <style:style style:name="T45" style:family="text">
      <style:text-properties fo:color="#999999" style:font-name="Calibri" fo:font-size="9pt" style:font-name-asian="Calibri" style:font-size-asian="9pt" style:font-name-complex="Calibri" style:font-size-complex="10pt"/>
    </style:style>
    <style:style style:name="T46" style:family="text">
      <style:text-properties fo:color="#999999" style:font-name="Calibri" fo:font-size="9pt" officeooo:rsid="000b2bf3" style:font-name-asian="Calibri" style:font-size-asian="9pt" style:font-name-complex="Calibri" style:font-size-complex="10pt"/>
    </style:style>
    <style:style style:name="T47" style:family="text">
      <style:text-properties fo:color="#999999" style:font-name="Calibri" fo:font-size="9pt" fo:language="cs" fo:country="CZ" officeooo:rsid="000b2bf3" style:font-name-asian="Calibri" style:font-size-asian="9pt" style:font-name-complex="Calibri" style:font-size-complex="10pt"/>
    </style:style>
    <style:style style:name="T48" style:family="text">
      <style:text-properties fo:color="#999999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49" style:family="text">
      <style:text-properties fo:color="#999999" style:font-name="Calibri" fo:font-size="11pt" fo:font-weight="bold" officeooo:rsid="00084e66" style:font-name-asian="Calibri" style:font-size-asian="11pt" style:font-weight-asian="bold" style:font-name-complex="Calibri" style:font-size-complex="11pt" style:font-weight-complex="bold"/>
    </style:style>
    <style:style style:name="T50" style:family="text">
      <style:text-properties fo:color="#999999" style:font-name="Calibri" fo:font-size="11pt" fo:font-weight="bold" officeooo:rsid="000b035e" style:font-name-asian="Calibri" style:font-size-asian="11pt" style:font-weight-asian="bold" style:font-name-complex="Calibri" style:font-size-complex="11pt" style:font-weight-complex="bold"/>
    </style:style>
    <style:style style:name="T51" style:family="text">
      <style:text-properties fo:color="#999999" style:font-name="Calibri" fo:font-size="11pt" fo:font-weight="bold" officeooo:rsid="000b2bf3" style:font-name-asian="Calibri" style:font-size-asian="11pt" style:font-weight-asian="bold" style:font-name-complex="Calibri" style:font-size-complex="11pt" style:font-weight-complex="bold"/>
    </style:style>
    <style:style style:name="T52" style:family="text">
      <style:text-properties fo:color="#999999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999999" fo:font-size="11pt" fo:font-weight="bold" officeooo:rsid="00084e66" style:font-size-asian="11pt" style:font-weight-asian="bold" style:font-size-complex="11pt" style:font-weight-complex="bold"/>
    </style:style>
    <style:style style:name="T54" style:family="text">
      <style:text-properties fo:color="#999999" fo:font-size="11pt" fo:font-weight="bold" officeooo:rsid="000c36c2" style:font-size-asian="11pt" style:font-weight-asian="bold" style:font-size-complex="11pt" style:font-weight-complex="bold"/>
    </style:style>
    <style:style style:name="T55" style:family="text">
      <style:text-properties fo:color="#999999" fo:font-size="11pt" fo:language="cs" fo:country="CZ" fo:font-weight="bold" officeooo:rsid="000c36c2" style:font-size-asian="11pt" style:font-weight-asian="bold" style:font-size-complex="11pt" style:font-weight-complex="bold"/>
    </style:style>
    <style:style style:name="T56" style:family="text">
      <style:text-properties fo:color="#999999" fo:font-size="11pt" fo:font-weight="normal" style:font-size-asian="11pt" style:font-weight-asian="normal" style:font-size-complex="11pt" style:font-weight-complex="normal"/>
    </style:style>
    <style:style style:name="T57" style:family="text">
      <style:text-properties fo:color="#999999" fo:font-size="11pt" fo:font-weight="normal" officeooo:rsid="00084e66" style:font-size-asian="11pt" style:font-weight-asian="normal" style:font-size-complex="11pt" style:font-weight-complex="normal"/>
    </style:style>
    <style:style style:name="T58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a114e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9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84e66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0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b035e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1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b2bf3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2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c36c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3" style:family="text">
      <style:text-properties fo:color="#999999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4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65" style:family="text">
      <style:text-properties fo:color="#6fa8dc" style:font-name="Calibri" fo:font-size="9pt" style:font-name-asian="Calibri" style:font-size-asian="9pt" style:font-name-complex="Calibri" style:font-size-complex="10pt"/>
    </style:style>
    <style:style style:name="T66" style:family="text">
      <style:text-properties fo:color="#666666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T67" style:family="text">
      <style:text-properties fo:color="#666666" style:font-name="Calibri" fo:font-size="9pt" fo:language="cs" fo:country="CZ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T68" style:family="text">
      <style:text-properties fo:color="#b3b3b3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69" style:family="text">
      <style:text-properties style:text-line-through-style="none" style:text-line-through-type="none" fo:font-style="normal" style:text-underline-style="none" fo:font-weight="normal" officeooo:rsid="00084e66" style:font-style-asian="normal" style:font-weight-asian="normal" style:font-style-complex="normal" style:font-weight-complex="normal"/>
    </style:style>
    <style:style style:name="T70" style:family="text">
      <style:text-properties fo:font-size="14pt" fo:font-weight="bold" officeooo:rsid="00084e66" style:font-size-asian="14pt" style:font-weight-asian="bold" style:font-size-complex="14pt" style:font-weight-complex="bold"/>
    </style:style>
    <style:style style:name="T71" style:family="text">
      <style:text-properties fo:font-size="14pt" fo:font-weight="normal" officeooo:rsid="00084e66" style:font-size-asian="14pt" style:font-weight-asian="normal" style:font-size-complex="14pt" style:font-weight-complex="normal"/>
    </style:style>
    <style:style style:name="T7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Roman</text:span><text:span text:style-name="T1"> </text:span><text:span text:style-name="T31">Dvořák</text:span></text:p>
      <text:p text:style-name="P4"><text:span text:style-name="T44">Neplachova 11,</text:span><text:span text:style-name="T42"> České Budějovice, 37004, Czech Republic</text:span></text:p>
      <text:p text:style-name="P4"><text:span text:style-name="T43">Date of birth:</text:span><text:span text:style-name="T41"> </text:span><text:span text:style-name="T42">10. 10. 1997</text:span><text:span text:style-name="T64"> • </text:span><text:span text:style-name="T39">Mobile: </text:span><text:span text:style-name="T40">+420 </text:span><text:span text:style-name="T42">606421774</text:span></text:p>
      <text:p text:style-name="P4"><text:span text:style-name="T63">E-MAIL:</text:span><text:span text:style-name="T41"> </text:span><text:a xlink:type="simple" xlink:href="mailto:roman-dvorak@email.cz" text:style-name="Internet_20_link" text:visited-style-name="Visited_20_Internet_20_Link"><text:span text:style-name="T42">roman-dvorak@email.cz</text:span></text:a></text:p>
      <text:p text:style-name="P3"><draw:frame draw:style-name="fr1" draw:name="grafika1" text:anchor-type="as-char" svg:width="15.505cm" svg:height="0.053cm" draw:z-index="0"><draw:image xlink:href="Pictures/100002010000024A000000016DE1EE801B0E55F6.png" xlink:type="simple" xlink:show="embed" xlink:actuate="onLoad" loext:mime-type="image/png"/></draw:frame></text:p>
      <text:p text:style-name="P13"><text:span text:style-name="T32"/></text:p>
      <text:p text:style-name="P13"><text:span text:style-name="T32">Education<text:tab/></text:span><text:span text:style-name="T12">Bc. Study –</text:span><text:span text:style-name="T25"> CTU in Prague, Faculty of Electrical Engineering</text:span><text:span text:style-name="T4"><text:line-break/></text:span><text:span text:style-name="T49">Since 2017</text:span></text:p>
      <text:p text:style-name="P11"><text:span text:style-name="T52"><text:tab/></text:span><text:span text:style-name="T57">study </text:span><text:span text:style-name="T56">program: </text:span><text:span text:style-name="T52">Open Electronic Systems <text:line-break/></text:span></text:p>
      <text:p text:style-name="P11"><text:span text:style-name="T52"><text:tab/></text:span><text:span text:style-name="T70">High school</text:span><text:span text:style-name="T71"> (Gymnasium)</text:span><text:span text:style-name="T72"><text:line-break/></text:span><text:span text:style-name="T53">2013 – 2017 </text:span><text:span text:style-name="T54">| </text:span><text:span text:style-name="T53">ČRG in České Budějovice</text:span></text:p>
      <text:p text:style-name="P11"><text:span text:style-name="T53"/></text:p>
      <text:p text:style-name="P7"><draw:frame draw:style-name="fr1" draw:name="grafika3" text:anchor-type="as-char" svg:width="15.505cm" svg:height="0.053cm" draw:z-index="1"><draw:image xlink:href="Pictures/100002010000024A000000016DE1EE801B0E55F6.png" xlink:type="simple" xlink:show="embed" xlink:actuate="onLoad" loext:mime-type="image/png"/></draw:frame></text:p>
      <text:p text:style-name="P15"><text:span text:style-name="T32">Experience <text:tab/></text:span><text:span text:style-name="T12">Bolidozor – radio meteor detection network</text:span><text:span text:style-name="T4"><text:line-break/></text:span><text:span text:style-name="T49">Since 2014 </text:span><text:span text:style-name="T4"><text:line-break/></text:span><text:span text:style-name="T5">Development of software </text:span><text:span text:style-name="T6">and d</text:span><text:span text:style-name="T5">ata analysis. </text:span></text:p>
      <text:p text:style-name="P18"><text:span text:style-name="T4"><text:tab/></text:span><text:span text:style-name="T25">Mentor at summer school of Astronomy</text:span><text:span text:style-name="T4"><text:line-break/></text:span><text:span text:style-name="T49">Since 2017<text:line-break/></text:span><text:span text:style-name="T15">Supervisor of radio </text:span><text:span text:style-name="T16">a</text:span><text:span text:style-name="T15">strono</text:span><text:span text:style-name="T16">m</text:span><text:span text:style-name="T15">y group </text:span><text:span text:style-name="T18">at </text:span><text:span text:style-name="T19">the </text:span><text:span text:style-name="T18">s</text:span><text:span text:style-name="T15">ummer school for high school and university students.</text:span></text:p>
      <text:p text:style-name="P18"><text:span text:style-name="T22"><text:tab/></text:span><text:span text:style-name="T25">MLAB – open-source electronic laboratory</text:span><text:span text:style-name="T22"><text:line-break/></text:span><text:span text:style-name="T59">Since 2013</text:span><text:span text:style-name="T22"><text:line-break/></text:span><text:span text:style-name="T15">Design of electronic modules, development of software.</text:span></text:p>
      <text:p text:style-name="P18"><text:span text:style-name="T22"><text:tab/></text:span><text:span text:style-name="T25">AROM </text:span><text:span text:style-name="T29">(</text:span><text:span text:style-name="T25">Autonomous robotic observatory manager</text:span><text:span text:style-name="T29">)</text:span><text:span text:style-name="T22"><text:line-break/></text:span><text:span text:style-name="T59">Since 201</text:span><text:span text:style-name="T62">6</text:span><text:span text:style-name="T22"><text:line-break/></text:span><text:span text:style-name="T18">Open-source software for autonomous controlling observatories and their equipment.</text:span></text:p>
      <text:p text:style-name="P16"><text:span text:style-name="T20"><text:tab/></text:span><text:span text:style-name="T25">Modernisation of telescope</text:span><text:span text:style-name="T20"><text:line-break/></text:span><text:span text:style-name="T58">2017</text:span><text:span text:style-name="T20"><text:line-break/></text:span><text:span text:style-name="T15">Development of software for controlling telescopes and </text:span><text:span text:style-name="T16">accessories.</text:span></text:p>
      <text:p text:style-name="P16"><text:span text:style-name="T20"><text:tab/></text:span><text:span text:style-name="T25">Modernisation of </text:span><text:span text:style-name="T26">solar coelostat</text:span><text:span text:style-name="T20"><text:line-break/></text:span><text:span text:style-name="T58">Since 2017</text:span><text:span text:style-name="T20"><text:line-break/></text:span><text:span text:style-name="T15">Development of software for controlling </text:span><text:span text:style-name="T18">movements of solar </text:span><text:span text:style-name="T16">coelostat </text:span><text:span text:style-name="T18">and data processing from</text:span><text:span text:style-name="T16"> measuring devices.</text:span></text:p>
      <text:p text:style-name="P17"><text:span text:style-name="T25"><text:tab/></text:span><text:span text:style-name="T28">RAbTeZA</text:span><text:span text:style-name="T20"><text:line-break/></text:span><text:span text:style-name="T58">201</text:span><text:span text:style-name="T61">4</text:span><text:span text:style-name="T20"><text:line-break/></text:span><text:span text:style-name="T15">D</text:span><text:span text:style-name="T17">esign and </text:span><text:span text:style-name="T18">realisation </text:span><text:span text:style-name="T17">of experiment for stratospheric balloon.</text:span></text:p>
      <text:p text:style-name="P17"><text:span text:style-name="T17"/></text:p>
      <text:p text:style-name="P21"><text:soft-page-break/><draw:frame draw:style-name="fr1" draw:name="Obrázek3" text:anchor-type="as-char" svg:width="15.505cm" svg:height="0.041cm" draw:z-index="6"><draw:image xlink:href="Pictures/100002010000024A000000016DE1EE801B0E55F6.png" xlink:type="simple" xlink:show="embed" xlink:actuate="onLoad" loext:mime-type="image/png"/></draw:frame></text:p>
      <text:p text:style-name="P20"><text:span text:style-name="T32">Skills<text:tab/></text:span><text:span text:style-name="T8">Programming: <text:s/>Python, C, Java<text:line-break/></text:span><text:span text:style-name="T10">Database systems: SQL, MongoDB</text:span><text:span text:style-name="T11"><text:line-break/>EDA software: KiCAD</text:span><text:span text:style-name="T10"><text:line-break/></text:span><text:span text:style-name="T11">Unix server administration</text:span><text:span text:style-name="T8"><text:line-break/></text:span><text:span text:style-name="T9">3D print, </text:span><text:span text:style-name="T11">3D design</text:span></text:p>
      <text:p text:style-name="P19"><text:span text:style-name="T8"><text:tab/>Driving licence B</text:span></text:p>
      <text:p text:style-name="P12"><text:span text:style-name="T8"/></text:p>
      <text:p text:style-name="P6"><draw:frame draw:style-name="fr1" draw:name="grafika4" text:anchor-type="as-char" svg:width="15.505cm" svg:height="0.053cm" draw:z-index="3"><draw:image xlink:href="Pictures/100002010000024A000000016DE1EE801B0E55F6.png" xlink:type="simple" xlink:show="embed" xlink:actuate="onLoad" loext:mime-type="image/png"/></draw:frame></text:p>
      <text:p text:style-name="P10"><text:span text:style-name="T30">Languages<text:tab/></text:span><text:span text:style-name="T69">Czech, English</text:span></text:p>
      <text:p text:style-name="P2"><text:span text:style-name="T33"/></text:p>
      <text:p text:style-name="P24"><draw:frame draw:style-name="fr1" draw:name="grafika5" text:anchor-type="as-char" svg:width="15.505cm" svg:height="0.053cm" draw:z-index="4"><draw:image xlink:href="Pictures/100002010000024A000000016DE1EE801B0E55F6.png" xlink:type="simple" xlink:show="embed" xlink:actuate="onLoad" loext:mime-type="image/png"/></draw:frame></text:p>
      <text:p text:style-name="P22"><text:span text:style-name="T37">Conferences</text:span><text:span text:style-name="T33"><text:tab/></text:span><text:span text:style-name="T27">IBWS - <text:s/>INTEGRAL/BART Workshop</text:span></text:p>
      <text:p text:style-name="P23"><text:span text:style-name="T21"><text:tab/></text:span><text:span text:style-name="T59">201</text:span><text:span text:style-name="T60">6 |</text:span><text:span text:style-name="T59"> </text:span><text:span text:style-name="T50">International conference, Karlovy Vary, Czech Republic<text:line-break/>Poster: <text:s/>Bolidozor Bolidozor radio meteor detection network </text:span><text:span text:style-name="T48"><text:line-break/></text:span></text:p>
      <text:p text:style-name="P14"><text:span text:style-name="T48"><text:tab/></text:span><text:span text:style-name="T13">I</text:span><text:span text:style-name="T27">MC 2017 - International Meteor Conference</text:span><text:span text:style-name="T4"><text:line-break/></text:span><text:span text:style-name="T49">201</text:span><text:span text:style-name="T50">7 | International conference, Petnica, Serbia<text:line-break/></text:span><text:span text:style-name="T51">Poster: <text:s/>Data management system of the Bolidozor network</text:span></text:p>
      <text:p text:style-name="P25"><text:span text:style-name="T33"/></text:p>
      <text:p text:style-name="P14"><text:span text:style-name="T34"><draw:frame draw:style-name="fr1" draw:name="Obrázek1" text:anchor-type="as-char" svg:width="15.505cm" svg:height="0.053cm" draw:z-index="5"><draw:image xlink:href="Pictures/100002010000024A000000016DE1EE801B0E55F6.png" xlink:type="simple" xlink:show="embed" xlink:actuate="onLoad" loext:mime-type="image/png"/></draw:frame></text:span></text:p>
      <text:p text:style-name="P8"><text:span text:style-name="T36">Interest</text:span><text:span text:style-name="T35"><text:tab/> <text:s text:c="2"/></text:span><text:span text:style-name="T8">Astronomy, Electronics, Programming, Photography</text:span><text:span text:style-name="T7"> </text:span></text:p>
      <text:p text:style-name="P25"><text:span text:style-name="T33"/></text:p>
      <text:p text:style-name="P23"><text:span text:style-name="T33"><draw:frame draw:style-name="fr1" draw:name="Obrázek2" text:anchor-type="as-char" svg:width="15.505cm" svg:height="0.053cm" draw:z-index="2"><draw:image xlink:href="Pictures/100002010000024A000000016DE1EE801B0E55F6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2.858cm"/>
        </style:tab-stops>
      </style:paragraph-properties>
      <style:text-properties fo:font-size="14pt" fo:language="en" fo:country="GB" officeooo:paragraph-rsid="000b2bf3" style:font-size-asian="14pt" style:font-size-complex="14pt"/>
    </style:style>
    <style:style style:name="MP2" style:family="paragraph" style:parent-style-name="Header_20_left">
      <style:text-properties fo:language="en" fo:country="GB"/>
    </style:style>
    <style:style style:name="MP3" style:family="paragraph" style:parent-style-name="Standard">
      <style:paragraph-properties fo:line-height="100%" fo:text-align="center" style:justify-single-word="false"/>
      <style:text-properties fo:language="en" fo:country="GB" officeooo:paragraph-rsid="000b2bf3"/>
    </style:style>
    <style:style style:name="MT1" style:family="text">
      <style:text-properties fo:color="#444444" style:font-name="Calibri" fo:font-weight="bold" officeooo:rsid="00084e66" style:font-name-asian="Calibri" style:font-weight-asian="bold" style:font-name-complex="Calibri" style:font-weight-complex="bold"/>
    </style:style>
    <style:style style:name="MT2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MT3" style:family="text">
      <style:text-properties fo:color="#3d85c6" style:font-name="Calibri" fo:font-weight="bold" officeooo:rsid="00084e66" style:font-name-asian="Calibri" style:font-weight-asian="bold" style:font-name-complex="Calibri" style:font-weight-complex="bold"/>
    </style:style>
    <style:style style:name="MT4" style:family="text">
      <style:text-properties fo:color="#999999" style:font-name="Calibri" fo:font-size="9pt" officeooo:rsid="000b2bf3" style:font-name-asian="Calibri" style:font-size-asian="9pt" style:font-name-complex="Calibri" style:font-size-complex="10pt"/>
    </style:style>
    <style:style style:name="MT5" style:family="text">
      <style:text-properties fo:color="#6fa8dc" style:font-name="Calibri" fo:font-size="9pt" style:font-name-asian="Calibri" style:font-size-asian="9pt" style:font-name-complex="Calibri" style:font-size-complex="10pt"/>
    </style:style>
    <style:style style:name="MT6" style:family="text">
      <style:text-properties fo:color="#999999" style:font-name="Calibri" fo:font-size="9pt" style:font-name-asian="Calibri" style:font-size-asian="9pt" style:font-name-complex="Calibri" style:font-size-complex="10pt"/>
    </style:style>
    <style:style style:name="MT7" style:family="text">
      <style:text-properties fo:color="#666666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.164cm" fo:margin-bottom="1.125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svg:height="1.191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oman</text:span><text:span text:style-name="MT2"> </text:span><text:span text:style-name="MT3">Dvořák</text:span></text:p>
      </style:header>
      <style:header-first>
        <text:p text:style-name="MP2"/>
      </style:header-first>
      <style:footer>
        <text:p text:style-name="MP3"><text:span text:style-name="MT4">Neplachova 11, České Budějovice, 37004, Czech Republic </text:span><text:span text:style-name="MT5"><text:s/>• </text:span><text:span text:style-name="MT4">+420 606421774 </text:span><text:span text:style-name="MT5">•</text:span><text:span text:style-name="MT6"> </text:span><text:span text:style-name="MT7">roman-dvorak@email.cz</text:span></text:p>
      </style:footer>
      <style:footer-first>
        <text:p text:style-name="MP3"><text:span text:style-name="MT4">Neplachova 11, České Budějovice, 370 04, Czech Republic </text:span><text:span text:style-name="MT5"><text:s/>• </text:span><text:span text:style-name="MT4">+420 606421774 </text:span><text:span text:style-name="MT5">•</text:span><text:span text:style-name="MT6"> </text:span><text:span text:style-name="MT7">roman-dvorak@email.cz</text:span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1T20:07:00</meta:creation-date>
    <dc:date>2018-05-24T13:00:48.447000000</dc:date>
    <meta:editing-cycles>10</meta:editing-cycles>
    <meta:editing-duration>PT1H11M42S</meta:editing-duration>
    <meta:generator>LibreOffice/5.4.7.2$Windows_X86_64 LibreOffice_project/c838ef25c16710f8838b1faec480ebba495259d0</meta:generator>
    <meta:document-statistic meta:table-count="0" meta:image-count="7" meta:object-count="0" meta:page-count="2" meta:paragraph-count="31" meta:word-count="254" meta:character-count="1925" meta:non-whitespace-character-count="1663"/>
  </office:meta>
</office:document-meta>
</file>